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language="de" fo:country="DE"/>
    </style:style>
    <style:style style:name="P2" style:family="paragraph" style:parent-style-name="Standard">
      <style:paragraph-properties fo:text-align="justify" style:justify-single-word="false"/>
      <style:text-properties fo:language="de" fo:country="DE" officeooo:rsid="001291e2" officeooo:paragraph-rsid="001291e2"/>
    </style:style>
    <style:style style:name="P3" style:family="paragraph" style:parent-style-name="Standard">
      <style:paragraph-properties fo:text-align="justify" style:justify-single-word="false"/>
      <style:text-properties fo:language="de" fo:country="DE"/>
    </style:style>
    <style:style style:name="P4" style:family="paragraph" style:parent-style-name="Standard">
      <style:paragraph-properties fo:text-align="end"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P6" style:family="paragraph" style:parent-style-name="Text_20_body">
      <style:paragraph-properties fo:text-align="justify" style:justify-single-word="false"/>
      <style:text-properties fo:language="de" fo:country="DE" officeooo:rsid="00100362" officeooo:paragraph-rsid="00100362"/>
    </style:style>
    <style:style style:name="P7" style:family="paragraph" style:parent-style-name="Text_20_body">
      <style:paragraph-properties fo:text-align="justify" style:justify-single-word="false"/>
      <style:text-properties fo:language="de" fo:country="DE" officeooo:rsid="001291e2" officeooo:paragraph-rsid="001291e2"/>
    </style:style>
    <style:style style:name="P8" style:family="paragraph" style:parent-style-name="Text_20_body">
      <style:paragraph-properties fo:text-align="justify" style:justify-single-word="false"/>
      <style:text-properties fo:language="de" fo:country="DE" officeooo:rsid="00134359" officeooo:paragraph-rsid="00134359"/>
    </style:style>
    <style:style style:name="T1" style:family="text">
      <style:text-properties officeooo:rsid="0011e6e9"/>
    </style:style>
    <style:style style:name="T2" style:family="text">
      <style:text-properties officeooo:rsid="001291e2"/>
    </style:style>
    <style:style style:name="T3" style:family="text">
      <style:text-properties officeooo:rsid="00134359"/>
    </style:style>
    <style:style style:name="T4" style:family="text">
      <style:text-properties officeooo:rsid="00157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eies Gymnasium Borsdorf</text:p>
      <text:p text:style-name="P3">Heinrich-Heine-Straße 33</text:p>
      <text:p text:style-name="P3">04451 Borsdorf</text:p>
      <text:p text:style-name="P3"/>
      <text:p text:style-name="P4"><text:span text:style-name="T4">16</text:span>.November.2022</text:p>
      <text:h text:style-name="P1" text:outline-level="1">Absichtserklärung BeLL</text:h>
      <text:p text:style-name="P5"/>
      <text:p text:style-name="P6">Ich, Karl Zschiebsch, <text:span text:style-name="T2">Abiturjahrgang 2024</text:span>, möchte eine BeLL zum Thema <text:span text:style-name="T1">„Vergleich von privaten Kommunikationsnetzen Tor, Mixnets und VPNs anhand einer Simulationsumgebung“ </text:span><text:span text:style-name="T2">bei Herrn Komischke in Informatik schreiben. </text:span></text:p>
      <text:p text:style-name="P6">Private Kommunikationsnetze gewinnen in einer zunehmend digitalisierten Welt an Wichtigkeit. Die existierenden Schutzmaßnahmen unter<text:span text:style-name="T2">s</text:span>cheiden sich stark in <text:span text:style-name="T2">Performance</text:span> und gebotenem Schutz gegen verschiedene Arten von An<text:span text:style-name="T2">griffen</text:span>.</text:p>
      <text:p text:style-name="P6">Es soll ein Vergleich von Tor, Mixnets und <text:span text:style-name="T2">VPNs </text:span>erarbeitet werden. Zur Veranschaulichung soll eine interaktive Simulationsumgebung erstellt werden. <text:span text:style-name="T2">In der Simulation sollen die Geschwindigkeit, Sicherheit und Skalierbarkeit der einzelnen Netzwerke gemessen und miteinander verglichen werden können. Das Ziel dieser Arbeit soll es sein, klar die Stärken und Schwächen der einzelnen Netzwerke herauszuarbeiten.</text:span></text:p>
      <text:p text:style-name="P7">Bis zu diesem Zeitpunkt habe ich nur innerhalb der Recherche Materialen zu diesen Themen gesammelt, sowie Vorträge angehört und Artikel gelesen.</text:p>
      <text:p text:style-name="P7">Ich möchte diese BeLL <text:span text:style-name="T3">als </text:span>P5 <text:span text:style-name="T3">einbringen</text:span>. <text:span text:style-name="T3">Für diese BeLL möchte ich einen externen Betreuer mit einbinden. Dieser ist ein Experte in Bitcoin, Blockchain und Verschlüsselung.</text:span></text:p>
      <text:p text:style-name="P8">Falls möglich und als sinnvoll Erachtet, soll die Simulationsumgebung als praktischer Teil mit in die Arbeit integriert wer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8:04:22.689593116</meta:creation-date>
    <dc:date>2022-11-16T22:38:59.197855557</dc:date>
    <meta:editing-duration>PT1H20M6S</meta:editing-duration>
    <meta:editing-cycles>8</meta:editing-cycles>
    <meta:generator>LibreOffice/7.4.2.3$Linux_X86_64 LibreOffice_project/40$Build-3</meta:generator>
    <meta:document-statistic meta:table-count="0" meta:image-count="0" meta:object-count="0" meta:page-count="1" meta:paragraph-count="11" meta:word-count="181" meta:character-count="1395" meta:non-whitespace-character-count="1224"/>
  </office:meta>
</office:document-meta>
</file>